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8e53" officeooo:paragraph-rsid="001e8e53"/>
    </style:style>
    <style:style style:name="P2" style:family="paragraph" style:parent-style-name="Standard" style:list-style-name="L1">
      <style:text-properties officeooo:rsid="001e8e53" officeooo:paragraph-rsid="001e8e53"/>
    </style:style>
    <style:style style:name="P3" style:family="paragraph" style:parent-style-name="Standard" style:list-style-name="L2">
      <style:text-properties officeooo:rsid="001e8e53" officeooo:paragraph-rsid="001e8e53"/>
    </style:style>
    <style:style style:name="P4" style:family="paragraph" style:parent-style-name="Standard">
      <style:text-properties officeooo:rsid="001e8e53" officeooo:paragraph-rsid="00227408"/>
    </style:style>
    <style:style style:name="P5" style:family="paragraph" style:parent-style-name="Standard">
      <style:text-properties officeooo:rsid="00208d07" officeooo:paragraph-rsid="00208d07"/>
    </style:style>
    <style:style style:name="P6" style:family="paragraph" style:parent-style-name="Standard" style:list-style-name="L5">
      <style:text-properties officeooo:rsid="00208d07" officeooo:paragraph-rsid="00208d07"/>
    </style:style>
    <style:style style:name="P7" style:family="paragraph" style:parent-style-name="Standard" style:list-style-name="L5">
      <style:text-properties officeooo:paragraph-rsid="00208d07"/>
    </style:style>
    <style:style style:name="P8" style:family="paragraph" style:parent-style-name="Standard" style:list-style-name="L6">
      <style:text-properties officeooo:rsid="00223e93" officeooo:paragraph-rsid="00223e93"/>
    </style:style>
    <style:style style:name="P9" style:family="paragraph" style:parent-style-name="Standard">
      <style:text-properties officeooo:rsid="00223e93" officeooo:paragraph-rsid="00223e93"/>
    </style:style>
    <style:style style:name="P10" style:family="paragraph" style:parent-style-name="Standard" style:list-style-name="L7">
      <style:text-properties officeooo:rsid="00223e93" officeooo:paragraph-rsid="00223e93"/>
    </style:style>
    <style:style style:name="P11" style:family="paragraph" style:parent-style-name="Standard" style:list-style-name="L2">
      <style:text-properties officeooo:rsid="00223e93" officeooo:paragraph-rsid="00223e93"/>
    </style:style>
    <style:style style:name="P12" style:family="paragraph" style:parent-style-name="Standard" style:list-style-name="L7">
      <style:text-properties officeooo:rsid="00227408" officeooo:paragraph-rsid="00227408"/>
    </style:style>
    <style:style style:name="P13" style:family="paragraph" style:parent-style-name="Standard">
      <style:text-properties officeooo:rsid="00227408" officeooo:paragraph-rsid="00227408"/>
    </style:style>
    <style:style style:name="P14" style:family="paragraph" style:parent-style-name="Standard" style:list-style-name="L8">
      <style:text-properties officeooo:rsid="00227408" officeooo:paragraph-rsid="00227408"/>
    </style:style>
    <style:style style:name="P15" style:family="paragraph" style:parent-style-name="Standard" style:list-style-name="L8">
      <style:text-properties officeooo:rsid="00227408" officeooo:paragraph-rsid="00240d56"/>
    </style:style>
    <style:style style:name="P16" style:family="paragraph" style:parent-style-name="Standard" style:list-style-name="L2">
      <style:text-properties officeooo:rsid="00240d56" officeooo:paragraph-rsid="00240d56"/>
    </style:style>
    <style:style style:name="P17" style:family="paragraph" style:parent-style-name="Standard" style:list-style-name="L8">
      <style:text-properties officeooo:rsid="00240d56" officeooo:paragraph-rsid="00240d56"/>
    </style:style>
    <style:style style:name="P18" style:family="paragraph" style:parent-style-name="Standard">
      <style:paragraph-properties fo:break-before="page"/>
      <style:text-properties officeooo:rsid="001e8e53" officeooo:paragraph-rsid="001e8e53"/>
    </style:style>
    <style:style style:name="T1" style:family="text">
      <style:text-properties officeooo:rsid="001e8e53"/>
    </style:style>
    <style:style style:name="T2" style:family="text">
      <style:text-properties style:font-name="Liberation Serif1" officeooo:rsid="001e8e53"/>
    </style:style>
    <style:style style:name="T3" style:family="text">
      <style:text-properties officeooo:rsid="00240d56"/>
    </style:style>
    <text:list-style style:name="L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111</text:p>
      <text:p text:style-name="P1"/>
      <text:list xml:id="list6247975427522107707" text:style-name="L1">
        <text:list-item>
          <text:p text:style-name="P2">//</text:p>
          <text:p text:style-name="P2"/>
        </text:list-item>
        <text:list-item>
          <text:p text:style-name="P2">L. 19-20 – //</text:p>
          <text:p text:style-name="P2">Cuenta hechos destacables</text:p>
        </text:list-item>
      </text:list>
      <text:p text:style-name="P1"/>
      <text:p text:style-name="P1"/>
      <text:p text:style-name="P5">Formas de Poder </text:p>
      <text:list xml:id="list1702434921544438974" text:style-name="L5">
        <text:list-item>
          <text:p text:style-name="P7"><text:span text:style-name="T2">¿</text:span><text:span text:style-name="T1">Qué aprendemos de este familia? </text:span></text:p>
          <text:list>
            <text:list-item>
              <text:p text:style-name="P7"><text:span text:style-name="T1">El exilio (pade – hijo) Alemania </text:span></text:p>
            </text:list-item>
            <text:list-item>
              <text:p text:style-name="P7"><text:span text:style-name="T1">Tía muerto </text:span></text:p>
            </text:list-item>
            <text:list-item>
              <text:p text:style-name="P7"><text:span text:style-name="T1">Tía enferma / un paro </text:span></text:p>
            </text:list-item>
            <text:list-item>
              <text:p text:style-name="P7"><text:span text:style-name="T1">No tiene dinero </text:span></text:p>
            </text:list-item>
            <text:list-item>
              <text:p text:style-name="P7"><text:span text:style-name="T1">Amenazas </text:span></text:p>
            </text:list-item>
            <text:list-item>
              <text:p text:style-name="P7"><text:span text:style-name="T1">Padre perseguido </text:span></text:p>
            </text:list-item>
          </text:list>
          <text:p text:style-name="P7"><text:span text:style-name="T1">→ Una familia destrozada (= destruida) </text:span></text:p>
          <text:p text:style-name="P7"><text:span text:style-name="T1">Es las consecuencias de la dictadura </text:span></text:p>
        </text:list-item>
        <text:list-item>
          <text:p text:style-name="P7">//</text:p>
        </text:list-item>
        <text:list-item>
          <text:p text:style-name="P6">Podemos pensar que esta familia es un familia que estaba a favor de la izquierda del gobierno de Salvador Aliende </text:p>
          <text:p text:style-name="P6">Sufrieron muerte, exilios, perseguidos, … </text:p>
        </text:list-item>
      </text:list>
      <text:p text:style-name="P1"/>
      <text:p text:style-name="P5">Podemos enlazar este documento con : </text:p>
      <text:list xml:id="list7183614169424060075" text:style-name="L6">
        <text:list-item>
          <text:p text:style-name="P8">la foto de la familia de Argentina </text:p>
          <text:list>
            <text:list-item>
              <text:p text:style-name="P8">porque la familia esta destrozada a causa de la dictadura </text:p>
            </text:list-item>
          </text:list>
        </text:list-item>
      </text:list>
      <text:p text:style-name="P9"/>
      <text:p text:style-name="P9"/>
      <text:p text:style-name="P9">Mitos y Héroes </text:p>
      <text:list xml:id="list5454548649021221288" text:style-name="L7">
        <text:list-item>
          <text:p text:style-name="P10">En este clima de repreción, persecución, opreción, teror, son héroes porque sobreviven </text:p>
          <text:p text:style-name="P10">Muerte de seres queridos </text:p>
        </text:list-item>
        <text:list-item>
          <text:p text:style-name="P12">El mito del dictador </text:p>
        </text:list-item>
        <text:list-item>
          <text:p text:style-name="P12">El mito de la esperancia y del fin de la dictadura </text:p>
        </text:list-item>
      </text:list>
      <text:p text:style-name="P13"/>
      <text:p text:style-name="P13"/>
      <text:p text:style-name="P13">Foto p. 110</text:p>
      <text:p text:style-name="P13"/>
      <text:list xml:id="list6732805369110321326" text:style-name="L8">
        <text:list-item>
          <text:p text:style-name="P14">3 soldados militares con armas </text:p>
        </text:list-item>
        <text:list-item>
          <text:p text:style-name="P14">Mucha gente en las gradas </text:p>
          <text:p text:style-name="P14">pero tan pocos estan lle<text:span text:style-name="T3">n</text:span>as (?) </text:p>
        </text:list-item>
        <text:list-item>
          <text:p text:style-name="P14">// vigilas </text:p>
        </text:list-item>
        <text:list-item>
          <text:p text:style-name="P15">Es el Estadio Nacional de Chile </text:p>
        </text:list-item>
        <text:list-item>
          <text:p text:style-name="P15">//</text:p>
        </text:list-item>
        <text:list-item>
          <text:p text:style-name="P17">Es una cosa feliz </text:p>
        </text:list-item>
        <text:list-item>
          <text:p text:style-name="P17">Se sirvió de esta lugar para secuestrar la gente </text:p>
          <text:list>
            <text:list-header>
              <text:p text:style-name="P17">Victor Jara estaba secuestrada aquí</text:p>
            </text:list-header>
          </text:list>
        </text:list-item>
        <text:list-item>
          <text:p text:style-name="P17"/>
        </text:list-item>
      </text:list>
      <text:p text:style-name="P4"/>
      <text:p text:style-name="P18">Lexique :</text:p>
      <text:list xml:id="list1501487052953832591" text:style-name="L2">
        <text:list-item>
          <text:p text:style-name="P3">Hechos destacables = faits notables</text:p>
        </text:list-item>
        <text:list-item>
          <text:p text:style-name="P3">La tía = la tante </text:p>
        </text:list-item>
        <text:list-item>
          <text:p text:style-name="P11">Un ser querido = un être cher </text:p>
        </text:list-item>
        <text:list-item>
          <text:p text:style-name="P16">Llenar = remplir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8:24:04.026000000</meta:creation-date>
    <dc:date>2019-03-15T09:10:52.919000000</dc:date>
    <meta:editing-duration>PT5M17S</meta:editing-duration>
    <meta:editing-cycles>1</meta:editing-cycles>
    <meta:document-statistic meta:table-count="0" meta:image-count="0" meta:object-count="0" meta:page-count="2" meta:paragraph-count="41" meta:word-count="232" meta:character-count="1158" meta:non-whitespace-character-count="968"/>
    <meta:generator>LibreOffice/5.1.6.2$Windows_x86 LibreOffice_project/07ac168c60a517dba0f0d7bc7540f5afa45f0909</meta:generator>
  </office:meta>
</office:document-meta>
</file>